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1in"/>
    </style:style>
    <style:style style:name="ro4" style:family="table-row">
      <style:table-row-properties style:row-height="0.1799in" fo:break-before="auto" style:use-optimal-row-height="true"/>
    </style:style>
    <style:style style:name="ro2" style:family="table-row">
      <style:table-row-properties style:row-height="0.3299in" fo:break-before="auto" style:use-optimal-row-height="true"/>
    </style:style>
    <style:style style:name="ro3" style:family="table-row">
      <style:table-row-properties style:row-height="0.2299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2965in"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Excel_20_Built-in_20_Normal">
      <style:table-cell-properties fo:border-bottom="none" style:diagonal-bl-tr="none" style:diagonal-tl-br="none" fo:border-left="0.0138in solid #000000" fo:border-right="0.0138in solid #000000" style:rotation-align="none" fo:border-top="0.0138in solid #000000"/>
    </style:style>
    <style:style style:name="ce4" style:family="table-cell" style:parent-style-name="Excel_20_Built-in_20_Normal">
      <style:table-cell-properties fo:border-bottom="none" style:diagonal-bl-tr="none" style:diagonal-tl-br="none" fo:border-left="0.0138in solid #000000" fo:border-right="0.0138in solid #000000" style:rotation-align="none" fo:border-top="none"/>
    </style:style>
    <style:style style:name="ce5" style:family="table-cell" style:parent-style-name="Excel_20_Built-in_20_Normal">
      <style:table-cell-properties fo:border-bottom="none" style:diagonal-bl-tr="none" style:diagonal-tl-br="none" fo:border-left="0.0138in solid #000000" fo:border-right="none" style:rotation-align="none" fo:border-top="none"/>
    </style:style>
    <style:style style:name="ce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7" style:family="table-cell" style:parent-style-name="Excel_20_Built-in_20_Normal">
      <style:table-cell-properties fo:border-bottom="0.0138in solid #000000" style:diagonal-bl-tr="none" style:diagonal-tl-br="none" fo:border-left="0.0138in solid #000000" fo:border-right="none" style:rotation-align="none" fo:border-top="none"/>
    </style:style>
    <style:style style:name="ce8"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0"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1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12"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style>
    <style:style style:name="ce13"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style>
    <style:style style:name="ce1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style>
    <style:style style:name="ce1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Excel_20_Built-in_20_Normal">
      <style:table-cell-properties fo:border-bottom="none" style:diagonal-bl-tr="none" style:diagonal-tl-br="none" fo:border-left="0.0138in solid #000000" fo:border-right="none" style:rotation-align="none" fo:border-top="0.0138in solid #000000"/>
    </style:style>
    <style:style style:name="ce18" style:family="table-cell" style:parent-style-name="Excel_20_Built-in_20_Normal">
      <style:table-cell-properties style:diagonal-bl-tr="none" style:diagonal-tl-br="none" style:rotation-align="none"/>
    </style:style>
    <style:style style:name="ce19"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0"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start" fo:margin-left="0in" style:writing-mode="page"/>
    </style:style>
    <style:style style:name="ce2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start" fo:margin-left="0in" style:writing-mode="page"/>
    </style:style>
    <style:style style:name="ce22"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3"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4"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2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26"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style>
    <style:style style:name="ce27"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style>
    <style:style style:name="ce29" style:family="table-cell" style:parent-style-name="Excel_20_Built-in_20_Normal">
      <style:table-cell-properties fo:border-bottom="none" style:diagonal-bl-tr="none" style:diagonal-tl-br="none" fo:border-left="none" fo:border-right="none" style:rotation-align="none" fo:border-top="0.0138in solid #000000"/>
    </style:style>
    <style:style style:name="ce30" style:family="table-cell" style:parent-style-name="Excel_20_Built-in_20_Normal">
      <style:table-cell-properties fo:border-bottom="0.0138in solid #000000" style:diagonal-bl-tr="none" style:diagonal-tl-br="none" fo:border-left="none" fo:border-right="none" style:rotation-align="none" fo:border-top="none"/>
    </style:style>
    <style:style style:name="ce3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3" style:family="table-cell" style:parent-style-name="Excel_20_Built-in_20_Normal">
      <style:table-cell-properties fo:border-bottom="none" style:diagonal-bl-tr="none" style:diagonal-tl-br="none" fo:border-left="none" fo:border-right="0.0138in solid #000000" style:rotation-align="none" fo:border-top="0.0138in solid #000000"/>
    </style:style>
    <style:style style:name="ce34" style:family="table-cell" style:parent-style-name="Excel_20_Built-in_20_Normal">
      <style:table-cell-properties fo:border-bottom="none" style:diagonal-bl-tr="none" style:diagonal-tl-br="none" fo:border-left="none" fo:border-right="0.0138in solid #000000" style:rotation-align="none" fo:border-top="none"/>
    </style:style>
    <style:style style:name="ce35"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6"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7" style:family="table-cell" style:parent-style-name="Excel_20_Built-in_20_Normal">
      <style:table-cell-properties fo:border-bottom="0.0138in solid #000000" style:diagonal-bl-tr="none" style:diagonal-tl-br="none" fo:border-left="none" fo:border-right="0.0138in solid #000000" style:rotation-align="none" fo:border-top="none"/>
    </style:style>
    <style:style style:name="ce38"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style>
    <style:style style:name="ce39" style:family="table-cell" style:parent-style-name="Excel_20_Built-in_20_Normal">
      <style:text-properties fo:language="en" fo:country="US" style:language-asian="en" style:country-asian="US" style:font-size-complex="6.25pt" style:language-complex="en" style:country-complex="US"/>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6.30000019073486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table:table-column table:style-name="co1" table:number-columns-repeated="1024" table:default-cell-style-name="Excel_20_Built-in_20_Normal"/>
        <table:table-row table:style-name="ro2">
          <table:table-cell table:style-name="ce1" office:value-type="string" table:number-columns-spanned="11" table:number-rows-spanned="1">
            <text:p>TNM staging system for lung cancer (7th edition)</text:p>
          </table:table-cell>
          <table:covered-table-cell table:number-columns-repeated="9" table:style-name="ce15"/>
          <table:covered-table-cell table:style-name="ce31"/>
          <table:table-cell table:number-columns-repeated="1013"/>
        </table:table-row>
        <table:table-row table:style-name="ro3">
          <table:table-cell table:style-name="ce2" office:value-type="string" table:number-columns-spanned="11" table:number-rows-spanned="1">
            <text:p>Primary tumor (T)</text:p>
          </table:table-cell>
          <table:covered-table-cell table:number-columns-repeated="9" table:style-name="ce16"/>
          <table:covered-table-cell table:style-name="ce32"/>
          <table:table-cell table:number-columns-repeated="1013"/>
        </table:table-row>
        <table:table-row table:style-name="ro5">
          <table:table-cell table:style-name="ce3" office:value-type="string">
            <text:p>T1</text:p>
          </table:table-cell>
          <table:table-cell table:style-name="ce17" office:value-type="string">
            <text:p>Tumor <text:span text:style-name="T1">≤3 cm diameter, surrounded by lung or visceral pleura, without invasion more proximal than </text:span><text:span text:style-name="T2">lobar bronchus</text:span></text:p>
          </table:table-cell>
          <table:table-cell table:style-name="ce29" table:number-columns-repeated="8"/>
          <table:table-cell table:style-name="ce33"/>
          <table:table-cell table:style-name="ce39" table:formula="of:=CONCATENATE(&quot;INSERT INTO tnmT(listID, code, description) VALUES(50, '&quot;;[.A3];&quot;','&quot;;[.B3];&quot;');&quot;)" office:value-type="string" office:string-value="INSERT INTO tnmT(listID, code, description) VALUES(50, 'T1','Tumor ≤3 cm diameter, surrounded by lung or visceral pleura, without invasion more proximal than lobar bronchus');">
            <text:p>INSERT INTO tnmT(listID, code, description) VALUES(50, 'T1','Tumor ≤3 cm diameter, surrounded by lung or visceral pleura, without invasion more proximal than lobar bronchus');</text:p>
          </table:table-cell>
          <table:table-cell table:number-columns-repeated="1012"/>
        </table:table-row>
        <table:table-row table:style-name="ro5">
          <table:table-cell table:style-name="ce4" office:value-type="string">
            <text:p>T1a</text:p>
          </table:table-cell>
          <table:table-cell table:style-name="ce13" office:value-type="string" table:number-columns-spanned="10" table:number-rows-spanned="1">
            <text:p>Tumor <text:span text:style-name="T1">≤2 cm in diameter</text:span></text:p>
          </table:table-cell>
          <table:covered-table-cell table:number-columns-repeated="8" table:style-name="ce27"/>
          <table:covered-table-cell table:style-name="ce20"/>
          <table:table-cell table:style-name="ce39" table:formula="of:=CONCATENATE(&quot;INSERT INTO tnmT(listID, code, description) VALUES(50, '&quot;;[.A4];&quot;','&quot;;[.B4];&quot;');&quot;)" office:value-type="string" office:string-value="INSERT INTO tnmT(listID, code, description) VALUES(50, 'T1a','Tumor ≤2 cm in diameter');">
            <text:p>INSERT INTO tnmT(listID, code, description) VALUES(50, 'T1a','Tumor ≤2 cm in diameter');</text:p>
          </table:table-cell>
          <table:table-cell table:number-columns-repeated="1012"/>
        </table:table-row>
        <table:table-row table:style-name="ro5">
          <table:table-cell table:style-name="ce4" office:value-type="string">
            <text:p>T1b</text:p>
          </table:table-cell>
          <table:table-cell table:style-name="ce13" office:value-type="string" table:number-columns-spanned="10" table:number-rows-spanned="1">
            <text:p>Tumor &gt;2 cm but <text:span text:style-name="T1">≤3 cm in diameter</text:span></text:p>
          </table:table-cell>
          <table:covered-table-cell table:number-columns-repeated="8" table:style-name="ce27"/>
          <table:covered-table-cell table:style-name="ce20"/>
          <table:table-cell table:style-name="ce39" table:formula="of:=CONCATENATE(&quot;INSERT INTO tnmT(listID, code, description) VALUES(50, '&quot;;[.A5];&quot;','&quot;;[.B5];&quot;');&quot;)" office:value-type="string" office:string-value="INSERT INTO tnmT(listID, code, description) VALUES(50, 'T1b','Tumor &gt;2 cm but ≤3 cm in diameter');">
            <text:p>INSERT INTO tnmT(listID, code, description) VALUES(50, 'T1b','Tumor &gt;2 cm but ≤3 cm in diameter');</text:p>
          </table:table-cell>
          <table:table-cell table:number-columns-repeated="1012"/>
        </table:table-row>
        <table:table-row table:style-name="ro5">
          <table:table-cell table:style-name="ce4" office:value-type="string">
            <text:p>T2</text:p>
          </table:table-cell>
          <table:table-cell table:style-name="ce13" office:value-type="string" table:number-columns-spanned="10" table:number-rows-spanned="1">
            <text:p>Tumor &gt;3 cm but <text:span text:style-name="T1">≤7 cm, or tumor with any of the following features: </text:span><text:span text:style-name="T2">Involves main bronchus, &gt;2 cm distal to carina Invades visceral pleura Associated with atelectasis or obstructive pneumonitis that extends to the hilar region but does not involve the entire lung</text:span></text:p>
          </table:table-cell>
          <table:covered-table-cell table:number-columns-repeated="8" table:style-name="ce27"/>
          <table:covered-table-cell table:style-name="ce20"/>
          <table:table-cell table:style-name="ce39" table:formula="of:=CONCATENATE(&quot;INSERT INTO tnmT(listID, code, description) VALUES(50, '&quot;;[.A6];&quot;','&quot;;[.B6];&quot;');&quot;)" office:value-type="string" office:string-value="INSERT INTO tnmT(listID, code, description) VALUES(50, 'T2','Tumor &gt;3 cm but ≤7 cm, or tumor with any of the following features: Involves main bronchus, &gt;2 cm distal to carina Invades visceral pleura Associated with atelectasis or obstructive pneumonitis that extends to the hilar region but does not involve the entire lung');">
            <text:p>INSERT INTO tnmT(listID, code, description) VALUES(50, 'T2','Tumor &gt;3 cm but ≤7 cm, or tumor with any of the following features: Involves main bronchus, &gt;2 cm distal to carina Invades visceral pleura Associated with atelectasis or obstructive pneumonitis that extends to the hilar region but does not involve the entire lung');</text:p>
          </table:table-cell>
          <table:table-cell table:number-columns-repeated="1012"/>
        </table:table-row>
        <table:table-row table:style-name="ro5">
          <table:table-cell table:style-name="ce4" office:value-type="string">
            <text:p>T2a</text:p>
          </table:table-cell>
          <table:table-cell table:style-name="ce13" office:value-type="string" table:number-columns-spanned="10" table:number-rows-spanned="1">
            <text:p>Tumor &gt;3 cm but <text:span text:style-name="T1">≤5 cm</text:span></text:p>
          </table:table-cell>
          <table:covered-table-cell table:number-columns-repeated="8" table:style-name="ce27"/>
          <table:covered-table-cell table:style-name="ce20"/>
          <table:table-cell table:style-name="ce39" table:formula="of:=CONCATENATE(&quot;INSERT INTO tnmT(listID, code, description) VALUES(50, '&quot;;[.A7];&quot;','&quot;;[.B7];&quot;');&quot;)" office:value-type="string" office:string-value="INSERT INTO tnmT(listID, code, description) VALUES(50, 'T2a','Tumor &gt;3 cm but ≤5 cm');">
            <text:p>INSERT INTO tnmT(listID, code, description) VALUES(50, 'T2a','Tumor &gt;3 cm but ≤5 cm');</text:p>
          </table:table-cell>
          <table:table-cell table:number-columns-repeated="1012"/>
        </table:table-row>
        <table:table-row table:style-name="ro5">
          <table:table-cell table:style-name="ce4" office:value-type="string">
            <text:p>T2b</text:p>
          </table:table-cell>
          <table:table-cell table:style-name="ce13" office:value-type="string" table:number-columns-spanned="10" table:number-rows-spanned="1">
            <text:p>Tumor &gt;5 cm but <text:span text:style-name="T1">≤7 cm</text:span></text:p>
          </table:table-cell>
          <table:covered-table-cell table:number-columns-repeated="8" table:style-name="ce27"/>
          <table:covered-table-cell table:style-name="ce20"/>
          <table:table-cell table:style-name="ce39" table:formula="of:=CONCATENATE(&quot;INSERT INTO tnmT(listID, code, description) VALUES(50, '&quot;;[.A8];&quot;','&quot;;[.B8];&quot;');&quot;)" office:value-type="string" office:string-value="INSERT INTO tnmT(listID, code, description) VALUES(50, 'T2b','Tumor &gt;5 cm but ≤7 cm');">
            <text:p>INSERT INTO tnmT(listID, code, description) VALUES(50, 'T2b','Tumor &gt;5 cm but ≤7 cm');</text:p>
          </table:table-cell>
          <table:table-cell table:number-columns-repeated="1012"/>
        </table:table-row>
        <table:table-row table:style-name="ro5">
          <table:table-cell table:style-name="ce4" office:value-type="string">
            <text:p>T3</text:p>
          </table:table-cell>
          <table:table-cell table:style-name="ce13" office:value-type="string" table:number-columns-spanned="10" table:number-rows-spanned="1">
            <text:p>Tumor &gt;7 cm or any of the following: <text:span text:style-name="T3">Directly invades any of the following: chest wall, diaphragm, phrenic nerve, mediastinal pleura, parietal pericardium, main bronchus &lt;2 cm from c-arina (without involvement of carina) Atelectasis or obstructive pneumonitis of the entire lung Separate tumor nodules in the same lobe</text:span></text:p>
          </table:table-cell>
          <table:covered-table-cell table:number-columns-repeated="8" table:style-name="ce27"/>
          <table:covered-table-cell table:style-name="ce20"/>
          <table:table-cell table:style-name="ce39" table:formula="of:=CONCATENATE(&quot;INSERT INTO tnmT(listID, code, description) VALUES(50, '&quot;;[.A9];&quot;','&quot;;[.B9];&quot;');&quot;)" office:value-type="string" office:string-value="INSERT INTO tnmT(listID, code, description) VALUES(50, 'T3','Tumor &gt;7 cm or any of the following: Directly invades any of the following: chest wall, diaphragm, phrenic nerve, mediastinal pleura, parietal pericardium, main bronchus &lt;2 cm from c-arina (without involvement of carina) Atelectasis or obstructive pneumonitis of the entire lung Separate tumor nodules in the same lobe');">
            <text:p>INSERT INTO tnmT(listID, code, description) VALUES(50, 'T3','Tumor &gt;7 cm or any of the following: Directly invades any of the following: chest wall, diaphragm, phrenic nerve, mediastinal pleura, parietal pericardium, main bronchus &lt;2 cm from c-arina (without involvement of carina) Atelectasis or obstructive pneumonitis of the entire lung Separate tumor nodules in the same lobe');</text:p>
          </table:table-cell>
          <table:table-cell table:number-columns-repeated="1012"/>
        </table:table-row>
        <table:table-row table:style-name="ro5">
          <table:table-cell table:style-name="ce4" office:value-type="string">
            <text:p>T4</text:p>
          </table:table-cell>
          <table:table-cell table:style-name="ce13" office:value-type="string" table:number-columns-spanned="10" table:number-rows-spanned="1">
            <text:p>Tumor of any size that invades the mediastinum, heart, great vessels, trachea, recurrent laryngeal <text:span text:style-name="T3">nerve, esophagus, vertebral body, carina, or with separate tumor nodules in a different ipsilateral lobe</text:span></text:p>
          </table:table-cell>
          <table:covered-table-cell table:number-columns-repeated="8" table:style-name="ce27"/>
          <table:covered-table-cell table:style-name="ce20"/>
          <table:table-cell table:style-name="ce39" table:formula="of:=CONCATENATE(&quot;INSERT INTO tnmT(listID, code, description) VALUES(50, '&quot;;[.A10];&quot;','&quot;;[.B10];&quot;');&quot;)" office:value-type="string" office:string-value="INSERT INTO tnmT(listID, code, description) VALUES(50, 'T4','Tumor of any size that invades the mediastinum, heart, great vessels, trachea, recurrent laryngeal nerve, esophagus, vertebral body, carina, or with separate tumor nodules in a different ipsilateral lobe');">
            <text:p>INSERT INTO tnmT(listID, code, description) VALUES(50, 'T4','Tumor of any size that invades the mediastinum, heart, great vessels, trachea, recurrent laryngeal nerve, esophagus, vertebral body, carina, or with separate tumor nodules in a different ipsilateral lobe');</text:p>
          </table:table-cell>
          <table:table-cell table:number-columns-repeated="1012"/>
        </table:table-row>
        <table:table-row table:style-name="ro4">
          <table:table-cell table:style-name="ce5"/>
          <table:table-cell table:style-name="ce18" table:number-columns-repeated="9"/>
          <table:table-cell table:style-name="ce34"/>
          <table:table-cell table:number-columns-repeated="1013"/>
        </table:table-row>
        <table:table-row table:style-name="ro2">
          <table:table-cell table:style-name="ce6" office:value-type="string" table:number-columns-spanned="11" table:number-rows-spanned="1">
            <text:p>Regional lymph nodes (N)</text:p>
          </table:table-cell>
          <table:covered-table-cell table:number-columns-repeated="9" table:style-name="ce19"/>
          <table:covered-table-cell table:style-name="ce35"/>
          <table:table-cell table:number-columns-repeated="1013"/>
        </table:table-row>
        <table:table-row table:style-name="ro4">
          <table:table-cell table:style-name="ce5" office:value-type="string">
            <text:p>N0</text:p>
          </table:table-cell>
          <table:table-cell table:style-name="ce20" office:value-type="string" table:number-columns-spanned="10" table:number-rows-spanned="1">
            <text:p>No regional lymph node metastases</text:p>
          </table:table-cell>
          <table:covered-table-cell table:number-columns-repeated="8" table:style-name="ce27"/>
          <table:covered-table-cell table:style-name="ce20"/>
          <table:table-cell table:style-name="ce39" table:formula="of:=CONCATENATE(&quot;INSERT INTO tnmN(listID, code, description) VALUES(50, '&quot;;[.A13];&quot;','&quot;;[.B13];&quot;');&quot;)" office:value-type="string" office:string-value="INSERT INTO tnmN(listID, code, description) VALUES(50, 'N0','No regional lymph node metastases');">
            <text:p>INSERT INTO tnmN(listID, code, description) VALUES(50, 'N0','No regional lymph node metastases');</text:p>
          </table:table-cell>
          <table:table-cell table:number-columns-repeated="1012"/>
        </table:table-row>
        <table:table-row table:style-name="ro5">
          <table:table-cell table:style-name="ce5" office:value-type="string">
            <text:p>N1</text:p>
          </table:table-cell>
          <table:table-cell table:style-name="ce20" office:value-type="string" table:number-columns-spanned="10" table:number-rows-spanned="1">
            <text:p>Metastasis in ipsilateral peribronchial and/or ipsilateral hilar lymph nodes and intrapulmonary <text:span text:style-name="T3">nodes, including involvement by direct extension</text:span></text:p>
          </table:table-cell>
          <table:covered-table-cell table:number-columns-repeated="8" table:style-name="ce27"/>
          <table:covered-table-cell table:style-name="ce20"/>
          <table:table-cell table:style-name="ce39" table:formula="of:=CONCATENATE(&quot;INSERT INTO tnmN(listID, code, description) VALUES(50, '&quot;;[.A14];&quot;','&quot;;[.B14];&quot;');&quot;)" office:value-type="string" office:string-value="INSERT INTO tnmN(listID, code, description) VALUES(50, 'N1','Metastasis in ipsilateral peribronchial and/or ipsilateral hilar lymph nodes and intrapulmonary nodes, including involvement by direct extension');">
            <text:p>INSERT INTO tnmN(listID, code, description) VALUES(50, 'N1','Metastasis in ipsilateral peribronchial and/or ipsilateral hilar lymph nodes and intrapulmonary nodes, including involvement by direct extension');</text:p>
          </table:table-cell>
          <table:table-cell table:number-columns-repeated="1012"/>
        </table:table-row>
        <table:table-row table:style-name="ro5">
          <table:table-cell table:style-name="ce5" office:value-type="string">
            <text:p>N2</text:p>
          </table:table-cell>
          <table:table-cell table:style-name="ce20" office:value-type="string" table:number-columns-spanned="10" table:number-rows-spanned="1">
            <text:p>Metastasis in ipsilateral mediastinal and/or subcarinal lymph node(s)</text:p>
          </table:table-cell>
          <table:covered-table-cell table:number-columns-repeated="8" table:style-name="ce27"/>
          <table:covered-table-cell table:style-name="ce20"/>
          <table:table-cell table:style-name="ce39" table:formula="of:=CONCATENATE(&quot;INSERT INTO tnmN(listID, code, description) VALUES(50, '&quot;;[.A15];&quot;','&quot;;[.B15];&quot;');&quot;)" office:value-type="string" office:string-value="INSERT INTO tnmN(listID, code, description) VALUES(50, 'N2','Metastasis in ipsilateral mediastinal and/or subcarinal lymph node(s)');">
            <text:p>INSERT INTO tnmN(listID, code, description) VALUES(50, 'N2','Metastasis in ipsilateral mediastinal and/or subcarinal lymph node(s)');</text:p>
          </table:table-cell>
          <table:table-cell table:number-columns-repeated="1012"/>
        </table:table-row>
        <table:table-row table:style-name="ro5">
          <table:table-cell table:style-name="ce5" office:value-type="string">
            <text:p>N3</text:p>
          </table:table-cell>
          <table:table-cell table:style-name="ce20" office:value-type="string" table:number-columns-spanned="10" table:number-rows-spanned="1">
            <text:p>Metastasis in contralateral mediastinal, contralateral hilar, ipsilateral or contralateral scalene, or <text:span text:style-name="T3">supraclavicular lymph node(s)</text:span></text:p>
          </table:table-cell>
          <table:covered-table-cell table:number-columns-repeated="8" table:style-name="ce27"/>
          <table:covered-table-cell table:style-name="ce20"/>
          <table:table-cell table:style-name="ce39" table:formula="of:=CONCATENATE(&quot;INSERT INTO tnmN(listID, code, description) VALUES(50, '&quot;;[.A16];&quot;','&quot;;[.B16];&quot;');&quot;)" office:value-type="string" office:string-value="INSERT INTO tnmN(listID, code, description) VALUES(50, 'N3','Metastasis in contralateral mediastinal, contralateral hilar, ipsilateral or contralateral scalene, or supraclavicular lymph node(s)');">
            <text:p>INSERT INTO tnmN(listID, code, description) VALUES(50, 'N3','Metastasis in contralateral mediastinal, contralateral hilar, ipsilateral or contralateral scalene, or supraclavicular lymph node(s)');</text:p>
          </table:table-cell>
          <table:table-cell table:number-columns-repeated="1012"/>
        </table:table-row>
        <table:table-row table:style-name="ro4">
          <table:table-cell table:style-name="ce7"/>
          <table:table-cell table:style-name="ce21" table:number-columns-spanned="10" table:number-rows-spanned="1"/>
          <table:covered-table-cell table:number-columns-repeated="8" table:style-name="ce28"/>
          <table:covered-table-cell table:style-name="ce21"/>
          <table:table-cell table:number-columns-repeated="1013"/>
        </table:table-row>
        <table:table-row table:style-name="ro4">
          <table:table-cell table:style-name="ce5"/>
          <table:table-cell table:style-name="ce18" table:number-columns-repeated="9"/>
          <table:table-cell table:style-name="ce34"/>
          <table:table-cell table:number-columns-repeated="1013"/>
        </table:table-row>
        <table:table-row table:style-name="ro6">
          <table:table-cell table:style-name="ce8" office:value-type="string" table:number-columns-spanned="11" table:number-rows-spanned="1">
            <text:p>Distant metastasis (M)</text:p>
          </table:table-cell>
          <table:covered-table-cell table:number-columns-repeated="9" table:style-name="ce22"/>
          <table:covered-table-cell table:style-name="ce36"/>
          <table:table-cell table:number-columns-repeated="1013"/>
        </table:table-row>
        <table:table-row table:style-name="ro4">
          <table:table-cell table:style-name="ce5" office:value-type="string">
            <text:p>MO</text:p>
          </table:table-cell>
          <table:table-cell table:style-name="ce20" office:value-type="string" table:number-columns-spanned="10" table:number-rows-spanned="1">
            <text:p>No distant metastasis</text:p>
          </table:table-cell>
          <table:covered-table-cell table:number-columns-repeated="8" table:style-name="ce27"/>
          <table:covered-table-cell table:style-name="ce20"/>
          <table:table-cell table:style-name="ce39" table:formula="of:=CONCATENATE(&quot;INSERT INTO tnmM(listID, code, description) VALUES(50, '&quot;;[.A20];&quot;','&quot;;[.B20];&quot;');&quot;)" office:value-type="string" office:string-value="INSERT INTO tnmM(listID, code, description) VALUES(50, 'MO','No distant metastasis');">
            <text:p>INSERT INTO tnmM(listID, code, description) VALUES(50, 'MO','No distant metastasis');</text:p>
          </table:table-cell>
          <table:table-cell table:number-columns-repeated="1012"/>
        </table:table-row>
        <table:table-row table:style-name="ro4">
          <table:table-cell table:style-name="ce5" office:value-type="string">
            <text:p>M1</text:p>
          </table:table-cell>
          <table:table-cell table:style-name="ce20" office:value-type="string" table:number-columns-spanned="10" table:number-rows-spanned="1">
            <text:p>Distant metastasis</text:p>
          </table:table-cell>
          <table:covered-table-cell table:number-columns-repeated="8" table:style-name="ce27"/>
          <table:covered-table-cell table:style-name="ce20"/>
          <table:table-cell table:style-name="ce39" table:formula="of:=CONCATENATE(&quot;INSERT INTO tnmM(listID, code, description) VALUES(50, '&quot;;[.A21];&quot;','&quot;;[.B21];&quot;');&quot;)" office:value-type="string" office:string-value="INSERT INTO tnmM(listID, code, description) VALUES(50, 'M1','Distant metastasis');">
            <text:p>INSERT INTO tnmM(listID, code, description) VALUES(50, 'M1','Distant metastasis');</text:p>
          </table:table-cell>
          <table:table-cell table:number-columns-repeated="1012"/>
        </table:table-row>
        <table:table-row table:style-name="ro5">
          <table:table-cell table:style-name="ce5" office:value-type="string">
            <text:p>M1a </text:p>
          </table:table-cell>
          <table:table-cell table:style-name="ce20" office:value-type="string" table:number-columns-spanned="10" table:number-rows-spanned="1">
            <text:p>Separate tumor nodule(s) in a contralateral lobe; tumor with pleural nodules or malignant pleural or <text:span text:style-name="T3">pericardial effusion</text:span></text:p>
          </table:table-cell>
          <table:covered-table-cell table:number-columns-repeated="8" table:style-name="ce27"/>
          <table:covered-table-cell table:style-name="ce20"/>
          <table:table-cell table:style-name="ce39" table:formula="of:=CONCATENATE(&quot;INSERT INTO tnmM(listID, code, description) VALUES(50, '&quot;;[.A22];&quot;','&quot;;[.B22];&quot;');&quot;)" office:value-type="string" office:string-value="INSERT INTO tnmM(listID, code, description) VALUES(50, 'M1a ','Separate tumor nodule(s) in a contralateral lobe; tumor with pleural nodules or malignant pleural or pericardial effusion');">
            <text:p>INSERT INTO tnmM(listID, code, description) VALUES(50, 'M1a ','Separate tumor nodule(s) in a contralateral lobe; tumor with pleural nodules or malignant pleural or pericardial effusion');</text:p>
          </table:table-cell>
          <table:table-cell table:number-columns-repeated="1012"/>
        </table:table-row>
        <table:table-row table:style-name="ro5">
          <table:table-cell table:style-name="ce7" office:value-type="string">
            <text:p>Mlb</text:p>
          </table:table-cell>
          <table:table-cell table:style-name="ce21" office:value-type="string" table:number-columns-spanned="10" table:number-rows-spanned="1">
            <text:p>Distant metastasis (in extrathoracic organs)</text:p>
          </table:table-cell>
          <table:covered-table-cell table:number-columns-repeated="8" table:style-name="ce28"/>
          <table:covered-table-cell table:style-name="ce21"/>
          <table:table-cell table:style-name="ce39" table:formula="of:=CONCATENATE(&quot;INSERT INTO tnmM(listID, code, description) VALUES(50, '&quot;;[.A23];&quot;','&quot;;[.B23];&quot;');&quot;)" office:value-type="string" office:string-value="INSERT INTO tnmM(listID, code, description) VALUES(50, 'Mlb','Distant metastasis (in extrathoracic organs)');">
            <text:p>INSERT INTO tnmM(listID, code, description) VALUES(50, 'Mlb','Distant metastasis (in extrathoracic organs)');</text:p>
          </table:table-cell>
          <table:table-cell table:number-columns-repeated="1012"/>
        </table:table-row>
        <table:table-row table:style-name="ro4">
          <table:table-cell table:style-name="ce5"/>
          <table:table-cell table:style-name="ce18" table:number-columns-repeated="9"/>
          <table:table-cell table:style-name="ce34"/>
          <table:table-cell table:number-columns-repeated="1013"/>
        </table:table-row>
        <table:table-row table:style-name="ro2">
          <table:table-cell table:style-name="ce1" office:value-type="string" table:number-columns-spanned="11" table:number-rows-spanned="1">
            <text:p>Stage groupings</text:p>
          </table:table-cell>
          <table:covered-table-cell table:number-columns-repeated="9" table:style-name="ce15"/>
          <table:covered-table-cell table:style-name="ce31"/>
          <table:table-cell table:number-columns-repeated="1013"/>
        </table:table-row>
        <table:table-row table:style-name="ro4">
          <table:table-cell table:style-name="ce9" office:value-type="string" table:number-columns-spanned="2" table:number-rows-spanned="1">
            <text:p>Stage</text:p>
          </table:table-cell>
          <table:covered-table-cell table:style-name="ce23"/>
          <table:table-cell table:style-name="ce9" office:value-type="string" table:number-columns-spanned="2" table:number-rows-spanned="1">
            <text:p>T1a -T1b</text:p>
          </table:table-cell>
          <table:covered-table-cell table:style-name="ce23"/>
          <table:table-cell table:style-name="ce9" office:value-type="string" table:number-columns-spanned="2" table:number-rows-spanned="1">
            <text:p>N0</text:p>
          </table:table-cell>
          <table:covered-table-cell table:style-name="ce23"/>
          <table:table-cell table:style-name="ce9" office:value-type="string" table:number-columns-spanned="2" table:number-rows-spanned="1">
            <text:p>M0</text:p>
          </table:table-cell>
          <table:covered-table-cell table:style-name="ce23"/>
          <table:table-cell table:style-name="ce18" table:number-columns-repeated="2"/>
          <table:table-cell table:style-name="ce34"/>
          <table:table-cell table:style-name="ce39" table:formula="of:=CONCATENATE(&quot;INSERT INTO tnmStage(listID, t_code, n_code, m_code, stage) VALUES(50, '&quot;;[.C26];&quot;','&quot;;[.E26];&quot;','&quot;;[.G26];&quot;','&quot;;[.A26];&quot;');&quot;)" office:value-type="string" office:string-value="INSERT INTO tnmStage(listID, t_code, n_code, m_code, stage) VALUES(50, 'T1a -T1b','N0','M0','Stage');">
            <text:p>INSERT INTO tnmStage(listID, t_code, n_code, m_code, stage) VALUES(50, 'T1a -T1b','N0','M0','Stage');</text:p>
          </table:table-cell>
          <table:table-cell table:number-columns-repeated="1012"/>
        </table:table-row>
        <table:table-row table:style-name="ro4">
          <table:table-cell table:style-name="ce10" office:value-type="string" table:number-columns-spanned="2" table:number-rows-spanned="1">
            <text:p>IA</text:p>
          </table:table-cell>
          <table:covered-table-cell table:style-name="ce24"/>
          <table:table-cell table:style-name="ce10" table:number-columns-spanned="2" table:number-rows-spanned="1"/>
          <table:covered-table-cell table:style-name="ce24"/>
          <table:table-cell table:style-name="ce10" table:number-columns-spanned="2" table:number-rows-spanned="1"/>
          <table:covered-table-cell table:style-name="ce24"/>
          <table:table-cell table:style-name="ce10" table:number-columns-spanned="2" table:number-rows-spanned="1"/>
          <table:covered-table-cell table:style-name="ce24"/>
          <table:table-cell table:style-name="ce18" table:number-columns-repeated="2"/>
          <table:table-cell table:style-name="ce34"/>
          <table:table-cell table:number-columns-repeated="1013"/>
        </table:table-row>
        <table:table-row table:style-name="ro4">
          <table:table-cell table:style-name="ce10" office:value-type="string" table:number-columns-spanned="2" table:number-rows-spanned="1">
            <text:p>Stage</text:p>
          </table:table-cell>
          <table:covered-table-cell table:style-name="ce24"/>
          <table:table-cell table:style-name="ce10" office:value-type="string" table:number-columns-spanned="2" table:number-rows-spanned="1">
            <text:p>T2a</text:p>
          </table:table-cell>
          <table:covered-table-cell table:style-name="ce24"/>
          <table:table-cell table:style-name="ce10" office:value-type="string" table:number-columns-spanned="2" table:number-rows-spanned="1">
            <text:p>N0</text:p>
          </table:table-cell>
          <table:covered-table-cell table:style-name="ce24"/>
          <table:table-cell table:style-name="ce10" office:value-type="string" table:number-columns-spanned="2" table:number-rows-spanned="1">
            <text:p>M0</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28];&quot;','&quot;;[.E28];&quot;','&quot;;[.G28];&quot;','&quot;;[.A28];&quot;');&quot;)" office:value-type="string" office:string-value="INSERT INTO tnmStage(listID, t_code, n_code, m_code, stage) VALUES(50, 'T2a','N0','M0','Stage');">
            <text:p>INSERT INTO tnmStage(listID, t_code, n_code, m_code, stage) VALUES(50, 'T2a','N0','M0','Stage');</text:p>
          </table:table-cell>
          <table:table-cell table:number-columns-repeated="1012"/>
        </table:table-row>
        <table:table-row table:style-name="ro4">
          <table:table-cell table:style-name="ce10" office:value-type="string" table:number-columns-spanned="2" table:number-rows-spanned="1">
            <text:p>IB</text:p>
          </table:table-cell>
          <table:covered-table-cell table:style-name="ce24"/>
          <table:table-cell table:style-name="ce10" table:number-columns-spanned="2" table:number-rows-spanned="1"/>
          <table:covered-table-cell table:style-name="ce24"/>
          <table:table-cell table:style-name="ce10" table:number-columns-spanned="2" table:number-rows-spanned="1"/>
          <table:covered-table-cell table:style-name="ce24"/>
          <table:table-cell table:style-name="ce10" table:number-columns-spanned="2" table:number-rows-spanned="1"/>
          <table:covered-table-cell table:style-name="ce24"/>
          <table:table-cell table:style-name="ce18" table:number-columns-repeated="2"/>
          <table:table-cell table:style-name="ce34"/>
          <table:table-cell table:number-columns-repeated="1013"/>
        </table:table-row>
        <table:table-row table:style-name="ro4">
          <table:table-cell table:style-name="ce10" office:value-type="string" table:number-columns-spanned="2" table:number-rows-spanned="1">
            <text:p>Stage</text:p>
          </table:table-cell>
          <table:covered-table-cell table:style-name="ce24"/>
          <table:table-cell table:style-name="ce10" office:value-type="string" table:number-columns-spanned="2" table:number-rows-spanned="1">
            <text:p>Tla,T1b,T2a</text:p>
          </table:table-cell>
          <table:covered-table-cell table:style-name="ce24"/>
          <table:table-cell table:style-name="ce10" office:value-type="string" table:number-columns-spanned="2" table:number-rows-spanned="1">
            <text:p>N1</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0];&quot;','&quot;;[.E30];&quot;','&quot;;[.G30];&quot;','&quot;;[.A30];&quot;');&quot;)" office:value-type="string" office:string-value="INSERT INTO tnmStage(listID, t_code, n_code, m_code, stage) VALUES(50, 'Tla,T1b,T2a','N1','MO','Stage');">
            <text:p>INSERT INTO tnmStage(listID, t_code, n_code, m_code, stage) VALUES(50, 'Tla,T1b,T2a','N1','MO','Stage');</text:p>
          </table:table-cell>
          <table:table-cell table:number-columns-repeated="1012"/>
        </table:table-row>
        <table:table-row table:style-name="ro4">
          <table:table-cell table:style-name="ce10" office:value-type="string" table:number-columns-spanned="2" table:number-rows-spanned="1">
            <text:p>IIA</text:p>
          </table:table-cell>
          <table:covered-table-cell table:style-name="ce24"/>
          <table:table-cell table:style-name="ce10" office:value-type="string" table:number-columns-spanned="2" table:number-rows-spanned="1">
            <text:p>T2b</text:p>
          </table:table-cell>
          <table:covered-table-cell table:style-name="ce24"/>
          <table:table-cell table:style-name="ce10" office:value-type="string" table:number-columns-spanned="2" table:number-rows-spanned="1">
            <text:p>NO</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1];&quot;','&quot;;[.E31];&quot;','&quot;;[.G31];&quot;','&quot;;[.A31];&quot;');&quot;)" office:value-type="string" office:string-value="INSERT INTO tnmStage(listID, t_code, n_code, m_code, stage) VALUES(50, 'T2b','NO','MO','IIA');">
            <text:p>INSERT INTO tnmStage(listID, t_code, n_code, m_code, stage) VALUES(50, 'T2b','NO','MO','IIA');</text:p>
          </table:table-cell>
          <table:table-cell table:number-columns-repeated="1012"/>
        </table:table-row>
        <table:table-row table:style-name="ro4">
          <table:table-cell table:style-name="ce10" office:value-type="string" table:number-columns-spanned="2" table:number-rows-spanned="1">
            <text:p>Stage</text:p>
          </table:table-cell>
          <table:covered-table-cell table:style-name="ce24"/>
          <table:table-cell table:style-name="ce10" office:value-type="string" table:number-columns-spanned="2" table:number-rows-spanned="1">
            <text:p>T2b</text:p>
          </table:table-cell>
          <table:covered-table-cell table:style-name="ce24"/>
          <table:table-cell table:style-name="ce10" office:value-type="string" table:number-columns-spanned="2" table:number-rows-spanned="1">
            <text:p>N1</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2];&quot;','&quot;;[.E32];&quot;','&quot;;[.G32];&quot;','&quot;;[.A32];&quot;');&quot;)" office:value-type="string" office:string-value="INSERT INTO tnmStage(listID, t_code, n_code, m_code, stage) VALUES(50, 'T2b','N1','MO','Stage');">
            <text:p>INSERT INTO tnmStage(listID, t_code, n_code, m_code, stage) VALUES(50, 'T2b','N1','MO','Stage');</text:p>
          </table:table-cell>
          <table:table-cell table:number-columns-repeated="1012"/>
        </table:table-row>
        <table:table-row table:style-name="ro4">
          <table:table-cell table:style-name="ce10" office:value-type="string" table:number-columns-spanned="2" table:number-rows-spanned="1">
            <text:p>IIB</text:p>
          </table:table-cell>
          <table:covered-table-cell table:style-name="ce24"/>
          <table:table-cell table:style-name="ce10" office:value-type="string" table:number-columns-spanned="2" table:number-rows-spanned="1">
            <text:p>T3</text:p>
          </table:table-cell>
          <table:covered-table-cell table:style-name="ce24"/>
          <table:table-cell table:style-name="ce10" office:value-type="string" table:number-columns-spanned="2" table:number-rows-spanned="1">
            <text:p>NO</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3];&quot;','&quot;;[.E33];&quot;','&quot;;[.G33];&quot;','&quot;;[.A33];&quot;');&quot;)" office:value-type="string" office:string-value="INSERT INTO tnmStage(listID, t_code, n_code, m_code, stage) VALUES(50, 'T3','NO','MO','IIB');">
            <text:p>INSERT INTO tnmStage(listID, t_code, n_code, m_code, stage) VALUES(50, 'T3','NO','MO','IIB');</text:p>
          </table:table-cell>
          <table:table-cell table:number-columns-repeated="1012"/>
        </table:table-row>
        <table:table-row table:style-name="ro4">
          <table:table-cell table:style-name="ce10" office:value-type="string" table:number-columns-spanned="2" table:number-rows-spanned="1">
            <text:p>Stage</text:p>
          </table:table-cell>
          <table:covered-table-cell table:style-name="ce24"/>
          <table:table-cell table:style-name="ce10" office:value-type="string" table:number-columns-spanned="2" table:number-rows-spanned="1">
            <text:p>Tla,Tlb,T2a,Tzb</text:p>
          </table:table-cell>
          <table:covered-table-cell table:style-name="ce24"/>
          <table:table-cell table:style-name="ce10" office:value-type="string" table:number-columns-spanned="2" table:number-rows-spanned="1">
            <text:p>N2</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4];&quot;','&quot;;[.E34];&quot;','&quot;;[.G34];&quot;','&quot;;[.A34];&quot;');&quot;)" office:value-type="string" office:string-value="INSERT INTO tnmStage(listID, t_code, n_code, m_code, stage) VALUES(50, 'Tla,Tlb,T2a,Tzb','N2','MO','Stage');">
            <text:p>INSERT INTO tnmStage(listID, t_code, n_code, m_code, stage) VALUES(50, 'Tla,Tlb,T2a,Tzb','N2','MO','Stage');</text:p>
          </table:table-cell>
          <table:table-cell table:number-columns-repeated="1012"/>
        </table:table-row>
        <table:table-row table:style-name="ro4">
          <table:table-cell table:style-name="ce10" office:value-type="string" table:number-columns-spanned="2" table:number-rows-spanned="1">
            <text:p>IIIA</text:p>
          </table:table-cell>
          <table:covered-table-cell table:style-name="ce24"/>
          <table:table-cell table:style-name="ce10" office:value-type="string" table:number-columns-spanned="2" table:number-rows-spanned="1">
            <text:p>T3</text:p>
          </table:table-cell>
          <table:covered-table-cell table:style-name="ce24"/>
          <table:table-cell table:style-name="ce10" office:value-type="string" table:number-columns-spanned="2" table:number-rows-spanned="1">
            <text:p>N 1,N2</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5];&quot;','&quot;;[.E35];&quot;','&quot;;[.G35];&quot;','&quot;;[.A35];&quot;');&quot;)" office:value-type="string" office:string-value="INSERT INTO tnmStage(listID, t_code, n_code, m_code, stage) VALUES(50, 'T3','N 1,N2','MO','IIIA');">
            <text:p>INSERT INTO tnmStage(listID, t_code, n_code, m_code, stage) VALUES(50, 'T3','N 1,N2','MO','IIIA');</text:p>
          </table:table-cell>
          <table:table-cell table:number-columns-repeated="1012"/>
        </table:table-row>
        <table:table-row table:style-name="ro4">
          <table:table-cell table:style-name="ce10" table:number-columns-spanned="2" table:number-rows-spanned="1"/>
          <table:covered-table-cell table:style-name="ce24"/>
          <table:table-cell table:style-name="ce10" office:value-type="string" table:number-columns-spanned="2" table:number-rows-spanned="1">
            <text:p>T4</text:p>
          </table:table-cell>
          <table:covered-table-cell table:style-name="ce24"/>
          <table:table-cell table:style-name="ce10" office:value-type="string" table:number-columns-spanned="2" table:number-rows-spanned="1">
            <text:p>N0,N 1</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6];&quot;','&quot;;[.E36];&quot;','&quot;;[.G36];&quot;','&quot;;[.A36];&quot;');&quot;)" office:value-type="string" office:string-value="INSERT INTO tnmStage(listID, t_code, n_code, m_code, stage) VALUES(50, 'T4','N0,N 1','MO','');">
            <text:p>INSERT INTO tnmStage(listID, t_code, n_code, m_code, stage) VALUES(50, 'T4','N0,N 1','MO','');</text:p>
          </table:table-cell>
          <table:table-cell table:number-columns-repeated="1012"/>
        </table:table-row>
        <table:table-row table:style-name="ro4">
          <table:table-cell table:style-name="ce10" office:value-type="string" table:number-columns-spanned="2" table:number-rows-spanned="1">
            <text:p>Stage</text:p>
          </table:table-cell>
          <table:covered-table-cell table:style-name="ce24"/>
          <table:table-cell table:style-name="ce10" office:value-type="string" table:number-columns-spanned="2" table:number-rows-spanned="1">
            <text:p>T4</text:p>
          </table:table-cell>
          <table:covered-table-cell table:style-name="ce24"/>
          <table:table-cell table:style-name="ce10" office:value-type="string" table:number-columns-spanned="2" table:number-rows-spanned="1">
            <text:p>N2</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7];&quot;','&quot;;[.E37];&quot;','&quot;;[.G37];&quot;','&quot;;[.A37];&quot;');&quot;)" office:value-type="string" office:string-value="INSERT INTO tnmStage(listID, t_code, n_code, m_code, stage) VALUES(50, 'T4','N2','MO','Stage');">
            <text:p>INSERT INTO tnmStage(listID, t_code, n_code, m_code, stage) VALUES(50, 'T4','N2','MO','Stage');</text:p>
          </table:table-cell>
          <table:table-cell table:number-columns-repeated="1012"/>
        </table:table-row>
        <table:table-row table:style-name="ro4">
          <table:table-cell table:style-name="ce10" office:value-type="string" table:number-columns-spanned="2" table:number-rows-spanned="1">
            <text:p>IIIB</text:p>
          </table:table-cell>
          <table:covered-table-cell table:style-name="ce24"/>
          <table:table-cell table:style-name="ce10" office:value-type="string" table:number-columns-spanned="2" table:number-rows-spanned="1">
            <text:p>Any T</text:p>
          </table:table-cell>
          <table:covered-table-cell table:style-name="ce24"/>
          <table:table-cell table:style-name="ce10" office:value-type="string" table:number-columns-spanned="2" table:number-rows-spanned="1">
            <text:p>N3</text:p>
          </table:table-cell>
          <table:covered-table-cell table:style-name="ce24"/>
          <table:table-cell table:style-name="ce10" office:value-type="string" table:number-columns-spanned="2" table:number-rows-spanned="1">
            <text:p>MO</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8];&quot;','&quot;;[.E38];&quot;','&quot;;[.G38];&quot;','&quot;;[.A38];&quot;');&quot;)" office:value-type="string" office:string-value="INSERT INTO tnmStage(listID, t_code, n_code, m_code, stage) VALUES(50, 'Any T','N3','MO','IIIB');">
            <text:p>INSERT INTO tnmStage(listID, t_code, n_code, m_code, stage) VALUES(50, 'Any T','N3','MO','IIIB');</text:p>
          </table:table-cell>
          <table:table-cell table:number-columns-repeated="1012"/>
        </table:table-row>
        <table:table-row table:style-name="ro4">
          <table:table-cell table:style-name="ce10" office:value-type="string" table:number-columns-spanned="2" table:number-rows-spanned="1">
            <text:p>Stage</text:p>
          </table:table-cell>
          <table:covered-table-cell table:style-name="ce24"/>
          <table:table-cell table:style-name="ce10" office:value-type="string" table:number-columns-spanned="2" table:number-rows-spanned="1">
            <text:p>Any T</text:p>
          </table:table-cell>
          <table:covered-table-cell table:style-name="ce24"/>
          <table:table-cell table:style-name="ce10" office:value-type="string" table:number-columns-spanned="2" table:number-rows-spanned="1">
            <text:p>Any N</text:p>
          </table:table-cell>
          <table:covered-table-cell table:style-name="ce24"/>
          <table:table-cell table:style-name="ce10" office:value-type="string" table:number-columns-spanned="2" table:number-rows-spanned="1">
            <text:p>Mla or M1b</text:p>
          </table:table-cell>
          <table:covered-table-cell table:style-name="ce24"/>
          <table:table-cell table:style-name="ce18" table:number-columns-repeated="2"/>
          <table:table-cell table:style-name="ce34"/>
          <table:table-cell table:style-name="ce39" table:formula="of:=CONCATENATE(&quot;INSERT INTO tnmStage(listID, t_code, n_code, m_code, stage) VALUES(50, '&quot;;[.C39];&quot;','&quot;;[.E39];&quot;','&quot;;[.G39];&quot;','&quot;;[.A39];&quot;');&quot;)" office:value-type="string" office:string-value="INSERT INTO tnmStage(listID, t_code, n_code, m_code, stage) VALUES(50, 'Any T','Any N','Mla or M1b','Stage');">
            <text:p>INSERT INTO tnmStage(listID, t_code, n_code, m_code, stage) VALUES(50, 'Any T','Any N','Mla or M1b','Stage');</text:p>
          </table:table-cell>
          <table:table-cell table:number-columns-repeated="1012"/>
        </table:table-row>
        <table:table-row table:style-name="ro4">
          <table:table-cell table:style-name="ce11" office:value-type="string" table:number-columns-spanned="2" table:number-rows-spanned="1">
            <text:p>IV</text:p>
          </table:table-cell>
          <table:covered-table-cell table:style-name="ce25"/>
          <table:table-cell table:style-name="ce11" table:number-columns-spanned="2" table:number-rows-spanned="1"/>
          <table:covered-table-cell table:style-name="ce25"/>
          <table:table-cell table:style-name="ce11" table:number-columns-spanned="2" table:number-rows-spanned="1"/>
          <table:covered-table-cell table:style-name="ce25"/>
          <table:table-cell table:style-name="ce11" table:number-columns-spanned="2" table:number-rows-spanned="1"/>
          <table:covered-table-cell table:style-name="ce25"/>
          <table:table-cell table:style-name="ce30" table:number-columns-repeated="2"/>
          <table:table-cell table:style-name="ce37"/>
          <table:table-cell table:number-columns-repeated="1013"/>
        </table:table-row>
        <table:table-row table:style-name="ro4">
          <table:table-cell table:style-name="ce5"/>
          <table:table-cell table:style-name="ce18" table:number-columns-repeated="9"/>
          <table:table-cell table:style-name="ce34"/>
          <table:table-cell table:number-columns-repeated="1013"/>
        </table:table-row>
        <table:table-row table:style-name="ro4">
          <table:table-cell table:style-name="ce12" office:value-type="string" table:number-columns-spanned="11" table:number-rows-spanned="1">
            <text:p>Adapted from: Goldstraw, P, Crowley, J,</text:p>
          </table:table-cell>
          <table:covered-table-cell table:number-columns-repeated="9" table:style-name="ce26"/>
          <table:covered-table-cell table:style-name="ce38"/>
          <table:table-cell table:number-columns-repeated="1013"/>
        </table:table-row>
        <table:table-row table:style-name="ro4">
          <table:table-cell table:style-name="ce13" office:value-type="string" table:number-columns-spanned="11" table:number-rows-spanned="1">
            <text:p>the revision of the TNM stage groups in</text:p>
          </table:table-cell>
          <table:covered-table-cell table:number-columns-repeated="9" table:style-name="ce27"/>
          <table:covered-table-cell table:style-name="ce20"/>
          <table:table-cell table:number-columns-repeated="1013"/>
        </table:table-row>
        <table:table-row table:style-name="ro4">
          <table:table-cell table:style-name="ce13" office:value-type="string" table:number-columns-spanned="11" table:number-rows-spanned="1">
            <text:p>tumours. J Thorac Oncol 2007; 2:706.</text:p>
          </table:table-cell>
          <table:covered-table-cell table:number-columns-repeated="9" table:style-name="ce27"/>
          <table:covered-table-cell table:style-name="ce20"/>
          <table:table-cell table:number-columns-repeated="1013"/>
        </table:table-row>
        <table:table-row table:style-name="ro4">
          <table:table-cell table:style-name="ce13" office:value-type="string" table:number-columns-spanned="11" table:number-rows-spanned="1">
            <text:p>Chansky, K, et al. The IASLC Lung Cancer Staging Project: Proposals for</text:p>
          </table:table-cell>
          <table:covered-table-cell table:number-columns-repeated="9" table:style-name="ce27"/>
          <table:covered-table-cell table:style-name="ce20"/>
          <table:table-cell table:number-columns-repeated="1013"/>
        </table:table-row>
        <table:table-row table:style-name="ro4">
          <table:table-cell table:style-name="ce14" office:value-type="string" table:number-columns-spanned="11" table:number-rows-spanned="1">
            <text:p>the fofthcoming (seventh) edition of the TNM classification of malignant</text:p>
          </table:table-cell>
          <table:covered-table-cell table:number-columns-repeated="9" table:style-name="ce28"/>
          <table:covered-table-cell table:style-name="ce21"/>
          <table:table-cell table:number-columns-repeated="1013"/>
        </table:table-row>
        <table:table-row table:style-name="ro4" table:number-rows-repeated="1048529">
          <table:table-cell table:number-columns-repeated="1024"/>
        </table:table-row>
        <table:table-row table:style-name="ro4">
          <table:table-cell table:number-columns-repeated="1024"/>
        </table:table-row>
      </table:table>
      <table:table table:name="Sheet2" table:style-name="ta2" table:print="false">
        <table:table-column table:style-name="co1"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table table:name="Sheet3" table:style-name="ta3" table:print="false">
        <table:table-column table:style-name="co1"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6">12/16/2012</text:date>, <text:time>11:58:2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2-16T11:58:24</dc:date>
    <dc:creator>Niranjan Kode</dc:creator>
    <meta:generator>OpenOffice.org/3.3$Unix OpenOffice.org_project/330m20$Build-9567</meta:generator>
    <meta:editing-duration>PT6M23S</meta:editing-duration>
    <meta:editing-cycles>1</meta:editing-cycles>
    <meta:document-statistic meta:table-count="3" meta:cell-count="121" meta:object-count="0"/>
  </office:meta>
</office:document-meta>
</file>